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8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88cm" fo:padding-bottom="0.012cm" fo:padding-left="0.114cm" fo:padding-right="0.237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028cm" fo:min-width="2.016cm" fo:padding-top="0.137cm" fo:padding-bottom="0.137cm" fo:padding-left="0.262cm" fo:padding-right="0.262cm" draw:shadow-opacity="0%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758cm" fo:min-width="2.016cm" fo:padding-top="0.137cm" fo:padding-bottom="0.137cm" fo:padding-left="0.262cm" fo:padding-right="0.262cm" draw:shadow-opacity="0%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7.35cm" svg:y="4.047cm">
          <draw:text-box>
            <text:p><text:span text:style-name="T1">sname</text:span></text:p>
          </draw:text-box>
        </draw:frame>
        <draw:custom-shape draw:style-name="gr2" draw:text-style-name="P2" draw:layer="layout" svg:width="0.203cm" svg:height="0.203cm" draw:transform="rotate (-3.14159265358979) translate (9.551cm 4.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1.905cm" svg:height="0.509cm" svg:x="7.35cm" svg:y="3.412cm">
          <draw:text-box>
            <text:p><text:span text:style-name="T1">relation</text:span></text:p>
          </draw:text-box>
        </draw:frame>
        <draw:frame draw:style-name="gr3" draw:text-style-name="P1" draw:layer="layout" svg:width="2.286cm" svg:height="0.509cm" svg:x="11.411cm" svg:y="4.809cm">
          <draw:text-box>
            <text:p><text:span text:style-name="T1">relation</text:span></text:p>
          </draw:text-box>
        </draw:frame>
        <draw:custom-shape draw:style-name="gr4" draw:text-style-name="P3" xml:id="id2" draw:id="id2" draw:layer="layout" svg:width="0.254cm" svg:height="0.508cm" svg:x="11.15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0.254cm" svg:height="0.508cm" svg:x="7.096cm" svg:y="3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9.636cm" svg:y1="2.968cm" svg:x2="11.157cm" svg:y2="5.064cm" draw:start-shape="id1" draw:start-glue-point="1" draw:end-shape="id2" draw:end-glue-point="3" svg:d="M9636 2968c1141 0 381 2096 1521 2096" svg:viewBox="0 0 1522 2097">
          <text:p/>
        </draw:connector>
        <draw:connector draw:style-name="gr5" draw:text-style-name="P4" draw:layer="layout" draw:type="curve" svg:x1="5.572cm" svg:y1="6.016cm" svg:x2="7.096cm" svg:y2="3.666cm" draw:start-shape="id3" draw:start-glue-point="1" draw:end-shape="id4" draw:end-glue-point="3" svg:d="M5572 6016c1143 0 381-2350 1524-2350" svg:viewBox="0 0 1525 2351">
          <text:p/>
        </draw:connector>
        <draw:custom-shape draw:style-name="gr6" draw:text-style-name="P3" xml:id="id3" draw:id="id3" draw:layer="layout" svg:width="0.254cm" svg:height="0.635cm" svg:x="5.318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3.286cm" svg:y="6.46cm">
          <draw:text-box>
            <text:p><text:span text:style-name="T1">Sailors</text:span></text:p>
          </draw:text-box>
        </draw:frame>
        <draw:custom-shape draw:style-name="gr2" draw:text-style-name="P2" draw:layer="layout" svg:width="0.203cm" svg:height="0.203cm" draw:transform="rotate (-3.14159265358979) translate (5.487cm 6.8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7.35cm" svg:y="4.682cm">
          <draw:text-box>
            <text:p><text:span text:style-name="T1">=</text:span></text:p>
          </draw:text-box>
        </draw:frame>
        <draw:custom-shape draw:style-name="gr2" draw:text-style-name="P2" draw:layer="layout" svg:width="0.203cm" svg:height="0.203cm" draw:transform="rotate (-3.14159265358979) translate (9.551cm 5.04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7.35cm" svg:y="5.317cm">
          <draw:text-box>
            <text:p><text:span text:style-name="T1">'Bob'</text:span></text:p>
          </draw:text-box>
        </draw:frame>
        <draw:custom-shape draw:style-name="gr6" draw:text-style-name="P3" xml:id="id1" draw:id="id1" draw:layer="layout" svg:width="0.254cm" svg:height="0.635cm" svg:x="9.382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4cm" svg:height="1.397cm" svg:x="3.032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7.096cm" svg:y="2.651cm">
          <draw:text-box>
            <text:p><text:span text:style-name="T2">Constraint</text:span></text:p>
          </draw:text-box>
        </draw:frame>
        <draw:custom-shape draw:style-name="gr9" draw:text-style-name="P5" draw:layer="layout" svg:width="2.54cm" svg:height="3.302cm" svg:x="7.09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54cm" svg:height="2.032cm" svg:x="11.16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3.032cm" svg:y="5.699cm">
          <draw:text-box>
            <text:p><text:span text:style-name="T2">Table</text:span></text:p>
          </draw:text-box>
        </draw:frame>
        <draw:frame draw:style-name="gr1" draw:text-style-name="P1" draw:layer="layout" svg:width="2.286cm" svg:height="0.509cm" svg:x="7.35cm" svg:y="7.603cm">
          <draw:text-box>
            <text:p><text:span text:style-name="T1">rating</text:span></text:p>
          </draw:text-box>
        </draw:frame>
        <draw:custom-shape draw:style-name="gr2" draw:text-style-name="P2" draw:layer="layout" svg:width="0.203cm" svg:height="0.203cm" draw:transform="rotate (-3.14159265358979) translate (9.551cm 7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1.905cm" svg:height="0.509cm" svg:x="7.35cm" svg:y="6.968cm">
          <draw:text-box>
            <text:p><text:span text:style-name="T1">relation</text:span></text:p>
          </draw:text-box>
        </draw:frame>
        <draw:custom-shape draw:style-name="gr4" draw:text-style-name="P3" xml:id="id7" draw:id="id7" draw:layer="layout" svg:width="0.254cm" svg:height="0.508cm" svg:x="7.096cm" svg:y="6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9.636cm" svg:y1="6.524cm" svg:x2="11.16cm" svg:y2="5.699cm" draw:start-shape="id5" draw:start-glue-point="1" draw:end-shape="id6" draw:end-glue-point="3" svg:d="M9636 6524c1143 0 381-825 1524-825" svg:viewBox="0 0 1525 826">
          <text:p/>
        </draw:connector>
        <draw:connector draw:style-name="gr5" draw:text-style-name="P4" draw:layer="layout" draw:type="curve" svg:x1="5.572cm" svg:y1="6.016cm" svg:x2="7.096cm" svg:y2="7.222cm" draw:start-shape="id3" draw:start-glue-point="1" draw:end-shape="id7" draw:end-glue-point="3" svg:d="M5572 6016c1143 0 381 1206 1524 1206" svg:viewBox="0 0 1525 1207">
          <text:p/>
        </draw:connector>
        <draw:frame draw:style-name="gr1" draw:text-style-name="P1" draw:layer="layout" svg:width="2.286cm" svg:height="0.509cm" svg:x="7.35cm" svg:y="8.238cm">
          <draw:text-box>
            <text:p><text:span text:style-name="T1">&gt;</text:span></text:p>
          </draw:text-box>
        </draw:frame>
        <draw:custom-shape draw:style-name="gr2" draw:text-style-name="P2" draw:layer="layout" svg:width="0.203cm" svg:height="0.203cm" draw:transform="rotate (-3.14159265358979) translate (9.551cm 8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7.35cm" svg:y="8.873cm">
          <draw:text-box>
            <text:p><text:span text:style-name="T1">10</text:span></text:p>
          </draw:text-box>
        </draw:frame>
        <draw:custom-shape draw:style-name="gr6" draw:text-style-name="P3" xml:id="id5" draw:id="id5" draw:layer="layout" svg:width="0.254cm" svg:height="0.635cm" svg:x="9.382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7.096cm" svg:y="6.207cm">
          <draw:text-box>
            <text:p><text:span text:style-name="T2">Constraint</text:span></text:p>
          </draw:text-box>
        </draw:frame>
        <draw:custom-shape draw:style-name="gr9" draw:text-style-name="P5" draw:layer="layout" svg:width="2.54cm" svg:height="3.302cm" svg:x="7.096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14.462cm" svg:y="4.175cm">
          <draw:text-box>
            <text:p><text:span text:style-name="T2">Output</text:span></text:p>
          </draw:text-box>
        </draw:frame>
        <draw:frame draw:style-name="gr3" draw:text-style-name="P1" draw:layer="layout" svg:width="2.286cm" svg:height="0.509cm" svg:x="14.713cm" svg:y="4.936cm">
          <draw:text-box>
            <text:p><text:span text:style-name="T1">output</text:span></text:p>
          </draw:text-box>
        </draw:frame>
        <draw:custom-shape draw:style-name="gr4" draw:text-style-name="P3" xml:id="id9" draw:id="id9" draw:layer="layout" svg:width="0.254cm" svg:height="0.508cm" svg:x="14.46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4cm" svg:height="1.397cm" svg:x="14.46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254cm" svg:height="0.635cm" svg:x="13.446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xml:id="id8" draw:id="id8" draw:layer="layout" svg:width="2.54cm" svg:height="0.635cm" svg:x="11.16cm" svg:y="4.048cm">
          <draw:text-box>
            <text:p><text:span text:style-name="T2">OR</text:span></text:p>
          </draw:text-box>
        </draw:frame>
        <draw:connector draw:style-name="gr5" draw:text-style-name="P4" draw:layer="layout" draw:type="curve" svg:x1="13.7cm" svg:y1="4.365cm" svg:x2="14.462cm" svg:y2="5.191cm" draw:start-shape="id8" draw:start-glue-point="1" draw:end-shape="id9" draw:end-glue-point="3" svg:d="M13700 4365c580 0 200 826 762 826" svg:viewBox="0 0 763 827">
          <text:p/>
        </draw:connector>
        <draw:frame draw:style-name="gr3" draw:text-style-name="P1" draw:layer="layout" svg:width="2.286cm" svg:height="0.509cm" svg:x="11.414cm" svg:y="5.444cm">
          <draw:text-box>
            <text:p><text:span text:style-name="T1">relation</text:span></text:p>
          </draw:text-box>
        </draw:frame>
        <draw:custom-shape draw:style-name="gr4" draw:text-style-name="P3" xml:id="id6" draw:id="id6" draw:layer="layout" svg:width="0.254cm" svg:height="0.508cm" svg:x="11.16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0T19:13:10.604670761</dc:date>
    <meta:editing-duration>PT16M29S</meta:editing-duration>
    <meta:editing-cycles>10</meta:editing-cycles>
    <meta:generator>LibreOffice/4.4.1.2$Linux_X86_64 LibreOffice_project/40m0$Build-2</meta:generator>
    <meta:document-statistic meta:object-count="41"/>
  </office:meta>
</office:document-meta>
</file>